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rsid="00115b1a" officeooo:paragraph-rsid="00115b1a"/>
    </style:style>
    <style:style style:name="P2" style:family="paragraph" style:parent-style-name="Text_20_body">
      <style:text-properties officeooo:rsid="00123d02" officeooo:paragraph-rsid="00123d02"/>
    </style:style>
    <style:style style:name="P3" style:family="paragraph" style:parent-style-name="Heading_20_2">
      <style:text-properties officeooo:rsid="00123d02" officeooo:paragraph-rsid="00123d02"/>
    </style:style>
    <style:style style:name="P4" style:family="paragraph" style:parent-style-name="Heading_20_3">
      <style:text-properties officeooo:rsid="00123d02" officeooo:paragraph-rsid="00123d02"/>
    </style:style>
    <style:style style:name="T1" style:family="text">
      <style:text-properties officeooo:rsid="00115b1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2">Session 1 - 21/10/2021</text:h>
      <text:h text:style-name="P4" text:outline-level="3">Remarques sur la séance</text:h>
      <text:p text:style-name="P2">Être plus méthodique pour gagner du temps</text:p>
      <text:p text:style-name="P2">Plus regarder le jeu de données sous Excel avant de me lancer sur Pandas (utile pour repérer les grandes plages vides notamment)</text:p>
      <text:h text:style-name="P4" text:outline-level="3">Pour la prochaine fois</text:h>
      <text:h text:style-name="Heading_20_4" text:outline-level="4">Jeu de donnée<text:span text:style-name="T1">s</text:span> et nettoyage</text:h>
      <text:p text:style-name="P1">Relire la notice du dataset pour voir à quoi correspondent les deux dernières colonnes du CSV que je n'ai à priori pas chargé</text:p>
      <text:p text:style-name="P1">Supprimer la première colonne peut permettre de garder plus de lignes (car il y aura moins de NA)!! (à priori la première colonne n'indique vraiment rien : valeur strictement croissante puis décroissante)</text:p>
      <text:h text:style-name="Heading_20_4" text:outline-level="4">Exploitation des données</text:h>
      <text:p text:style-name="Standard"><text:span text:style-name="T1">Sortir</text:span> des premières tendances du style :</text:p>
      <text:p text:style-name="Standard">- Heure par heure sur les business day</text:p>
      <text:p text:style-name="P1">- Heure par heure sur les weekends</text:p>
      <text:p text:style-name="P1">Mais également regarder si y'a des tendances en fonction des mois, saisons, années</text:p>
      <text:p text:style-name="P1">L'objectif c'est de connaître un peu ces données avant d'ajouter d'autres features (affluence, scrapping, etc)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color="#c9211e" fo:font-size="135%" style:text-underline-style="solid" style:text-underline-width="auto" style:text-underline-color="font-color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color="#2a6099" fo:font-size="120%" style:text-underline-style="solid" style:text-underline-width="auto" style:text-underline-color="font-color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5%" style:text-underline-style="solid" style:text-underline-width="auto" style:text-underline-color="font-color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1cm" fo:margin-right="0cm" fo:margin-top="0.212cm" fo:margin-bottom="0.212cm" loext:contextual-spacing="false" fo:text-indent="0cm" style:auto-text-indent="false"/>
      <style:text-properties fo:font-size="90%" fo:font-style="normal" style:text-underline-style="solid" style:text-underline-width="auto" style:text-underline-color="font-color" fo:font-weight="normal" fo:background-color="#eeeeee" style:font-size-asian="95%" style:font-style-asian="italic" style:font-weight-asian="bold" style:font-size-complex="95%" style:font-style-complex="italic" style:font-weight-complex="bold"/>
    </style:style>
    <style:style style:name="Numbering_20_Symbols" style:display-name="Numbering Symbols" style:family="text"/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21T00:15:37.881164331</meta:creation-date>
    <meta:editing-duration>PT5M13S</meta:editing-duration>
    <meta:editing-cycles>4</meta:editing-cycles>
    <meta:generator>LibreOffice/6.4.7.2$Linux_X86_64 LibreOffice_project/40$Build-2</meta:generator>
    <dc:title>Mon_Modèle</dc:title>
    <dc:date>2021-10-21T00:20:50.884360563</dc:date>
    <meta:document-statistic meta:table-count="0" meta:image-count="0" meta:object-count="0" meta:page-count="1" meta:paragraph-count="14" meta:word-count="154" meta:character-count="921" meta:non-whitespace-character-count="781"/>
    <meta:template xlink:type="simple" xlink:actuate="onRequest" xlink:title="Mon_Modèle" xlink:href="../../../../../.config/libreoffice/4/user/template/Styles/Mon_Modèle.ott" meta:date="2021-10-21T00:15:37.268547986"/>
  </office:meta>
</office:document-meta>
</file>